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9mm" svg:x="145.52mm" svg:y="32.6mm">
            <loext:p draw:notify-on-update-of-ranges="Лист1.A8:Лист1.A8 Лист1.A9:Лист1.A11 Лист1.B8:Лист1.B8 Лист1.B9:Лист1.B11 Лист1.C8:Лист1.C8 Лист1.C9:Лист1.C11 Лист1.D8:Лист1.D8 Лист1.D9:Лист1.D11 Лист1.E8:Лист1.E8 Лист1.E9:Лист1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.45mm" svg:y="111.75mm">
            <loext:p draw:notify-on-update-of-ranges="Лист1.A2:Лист1.A2 Лист1.A3:Лист1.A5 Лист1.B2:Лист1.B2 Лист1.B3:Лист1.B5 Лист1.C2:Лист1.C2 Лист1.C3:Лист1.C5 Лист1.D2:Лист1.D2 Лист1.D3:Лист1.D5 Лист1.E2:Лист1.E2 Лист1.E3:Лист1.E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.97mm" svg:y="204.72mm">
            <loext:p draw:notify-on-update-of-ranges="Лист1.A14:Лист1.A14 Лист1.A15:Лист1.A17 Лист1.B14:Лист1.B14 Лист1.B15:Лист1.B17 Лист1.C14:Лист1.C14 Лист1.C15:Лист1.C17 Лист1.D14:Лист1.D14 Лист1.D15:Лист1.D17 Лист1.E14:Лист1.E14 Лист1.E15:Лист1.E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row table:style-name="ro1">
          <table:table-cell table:style-name="ce1"/>
          <table:table-cell table:style-name="ce4" office:value-type="string" calcext:value-type="string">
            <text:p>students</text:p>
          </table:table-cell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Классификатор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0.8955" calcext:value-type="float">
            <text:p>0,8955</text:p>
          </table:table-cell>
          <table:table-cell office:value-type="float" office:value="0.895309523809524" calcext:value-type="float">
            <text:p>0,895309523809524</text:p>
          </table:table-cell>
          <table:table-cell office:value-type="float" office:value="0.924166666666667" calcext:value-type="float">
            <text:p>0,924166666666667</text:p>
          </table:table-cell>
          <table:table-cell office:value-type="float" office:value="0.8955" calcext:value-type="float">
            <text:p>0,8955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0.7045" calcext:value-type="float">
            <text:p>0,7045</text:p>
          </table:table-cell>
          <table:table-cell office:value-type="float" office:value="0.695307142857143" calcext:value-type="float">
            <text:p>0,695307142857143</text:p>
          </table:table-cell>
          <table:table-cell office:value-type="float" office:value="0.742308333333333" calcext:value-type="float">
            <text:p>0,742308333333333</text:p>
          </table:table-cell>
          <table:table-cell office:value-type="float" office:value="0.7045" calcext:value-type="float">
            <text:p>0,7045</text:p>
          </table:table-cell>
        </table:table-row>
        <table:table-row table:style-name="ro1">
          <table:table-cell table:style-name="ce3" office:value-type="string" calcext:value-type="string">
            <text:p>ExtraTrees</text:p>
          </table:table-cell>
          <table:table-cell table:style-name="ce5" office:value-type="float" office:value="0.9185" calcext:value-type="float">
            <text:p>0,9185</text:p>
          </table:table-cell>
          <table:table-cell table:style-name="ce5" office:value-type="float" office:value="0.921078571428571" calcext:value-type="float">
            <text:p>0,921078571428571</text:p>
          </table:table-cell>
          <table:table-cell table:style-name="ce5" office:value-type="float" office:value="0.951458333333333" calcext:value-type="float">
            <text:p>0,951458333333333</text:p>
          </table:table-cell>
          <table:table-cell table:style-name="ce8" office:value-type="float" office:value="0.9185" calcext:value-type="float">
            <text:p>0,9185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GoogleCodeJam</text:p>
          </table:table-cell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Классификатор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0.866613756613757" calcext:value-type="float">
            <text:p>0,866613756613757</text:p>
          </table:table-cell>
          <table:table-cell office:value-type="float" office:value="0.861052406147644" calcext:value-type="float">
            <text:p>0,861052406147644</text:p>
          </table:table-cell>
          <table:table-cell office:value-type="float" office:value="0.882124779541446" calcext:value-type="float">
            <text:p>0,882124779541446</text:p>
          </table:table-cell>
          <table:table-cell office:value-type="float" office:value="0.866613756613757" calcext:value-type="float">
            <text:p>0,866613756613757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0.194325396825397" calcext:value-type="float">
            <text:p>0,194325396825397</text:p>
          </table:table-cell>
          <table:table-cell office:value-type="float" office:value="0.15706649580713" calcext:value-type="float">
            <text:p>0,15706649580713</text:p>
          </table:table-cell>
          <table:table-cell office:value-type="float" office:value="0.155658425137722" calcext:value-type="float">
            <text:p>0,155658425137722</text:p>
          </table:table-cell>
          <table:table-cell office:value-type="float" office:value="0.194325396825397" calcext:value-type="float">
            <text:p>0,194325396825397</text:p>
          </table:table-cell>
        </table:table-row>
        <table:table-row table:style-name="ro1">
          <table:table-cell table:style-name="ce3" office:value-type="string" calcext:value-type="string">
            <text:p>ExtraTrees</text:p>
          </table:table-cell>
          <table:table-cell table:style-name="ce5" office:value-type="float" office:value="0.880899470899471" calcext:value-type="float">
            <text:p>0,880899470899471</text:p>
          </table:table-cell>
          <table:table-cell table:style-name="ce5" office:value-type="float" office:value="0.877373607579957" calcext:value-type="float">
            <text:p>0,877373607579957</text:p>
          </table:table-cell>
          <table:table-cell table:style-name="ce5" office:value-type="float" office:value="0.897195987654321" calcext:value-type="float">
            <text:p>0,897195987654321</text:p>
          </table:table-cell>
          <table:table-cell table:style-name="ce8" office:value-type="float" office:value="0.880899470899471" calcext:value-type="float">
            <text:p>0,880899470899471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GitHub</text:p>
          </table:table-cell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Классификатор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0.699183265470819" calcext:value-type="float">
            <text:p>0,699183265470819</text:p>
          </table:table-cell>
          <table:table-cell office:value-type="float" office:value="0.688193640106725" calcext:value-type="float">
            <text:p>0,688193640106725</text:p>
          </table:table-cell>
          <table:table-cell office:value-type="float" office:value="0.710929531960542" calcext:value-type="float">
            <text:p>0,710929531960542</text:p>
          </table:table-cell>
          <table:table-cell office:value-type="float" office:value="0.699183265470819" calcext:value-type="float">
            <text:p>0,699183265470819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0.164401342577308" calcext:value-type="float">
            <text:p>0,164401342577308</text:p>
          </table:table-cell>
          <table:table-cell office:value-type="float" office:value="0.092231391024602" calcext:value-type="float">
            <text:p>0,092231391024602</text:p>
          </table:table-cell>
          <table:table-cell office:value-type="float" office:value="0.110385237259035" calcext:value-type="float">
            <text:p>0,110385237259035</text:p>
          </table:table-cell>
          <table:table-cell office:value-type="float" office:value="0.164401342577308" calcext:value-type="float">
            <text:p>0,164401342577308</text:p>
          </table:table-cell>
        </table:table-row>
        <table:table-row table:style-name="ro1">
          <table:table-cell table:style-name="ce3" office:value-type="string" calcext:value-type="string">
            <text:p>ExtraTrees</text:p>
          </table:table-cell>
          <table:table-cell table:style-name="ce5" office:value-type="float" office:value="0.709944976339826" calcext:value-type="float">
            <text:p>0,709944976339826</text:p>
          </table:table-cell>
          <table:table-cell table:style-name="ce5" office:value-type="float" office:value="0.700397750538346" calcext:value-type="float">
            <text:p>0,700397750538346</text:p>
          </table:table-cell>
          <table:table-cell table:style-name="ce5" office:value-type="float" office:value="0.721944729117734" calcext:value-type="float">
            <text:p>0,721944729117734</text:p>
          </table:table-cell>
          <table:table-cell table:style-name="ce8" office:value-type="float" office:value="0.709944976339826" calcext:value-type="float">
            <text:p>0,709944976339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39:08.215712007</meta:creation-date>
    <meta:generator>LibreOffice/5.2.2.2$Linux_X86_64 LibreOffice_project/20m0$Build-2</meta:generator>
    <dc:date>2017-05-11T14:44:49.711516725</dc:date>
    <meta:editing-duration>PT5H44M3S</meta:editing-duration>
    <meta:editing-cycles>15</meta:editing-cycles>
    <meta:document-statistic meta:table-count="1" meta:cell-count="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302cm" svg:y="0.316cm" chart:style-name="ch2">
          <text:p>Результаты классификации для набора данных GoogleCodeJam</text:p>
        </chart:title>
        <chart:legend chart:legend-position="end" svg:x="13.843cm" svg:y="3.454cm" style:legend-expansion="high" chart:style-name="ch3"/>
        <chart:plot-area chart:style-name="ch4" table:cell-range-address="Лист1.A8:Лист1.E11" chart:data-source-has-labels="both" svg:x="1.331cm" svg:y="1.275cm" svg:width="12.192cm" svg:height="6.564cm">
          <chartooo:coordinate-region svg:x="5.26cm" svg:y="1.275cm" svg:width="8.169cm" svg:height="5.917cm"/>
          <chart:axis chart:dimension="x" chart:name="primary-x" chart:style-name="ch5" chartooo:axis-type="auto">
            <chartooo:date-scale/>
            <chart:title svg:x="0.451cm" svg:y="5.765cm" chart:style-name="ch6">
              <text:p>Классификатор</text:p>
            </chart:title>
            <chart:categories table:cell-range-address="Лист1.A9:Лист1.A11"/>
          </chart:axis>
          <chart:axis chart:dimension="y" chart:name="primary-y" chart:style-name="ch7">
            <chart:title svg:x="5.915cm" svg:y="8.019cm" chart:style-name="ch8">
              <text:p>Значение признака</text:p>
            </chart:title>
            <chart:grid chart:style-name="ch9" chart:class="major"/>
          </chart:axis>
          <chart:series chart:style-name="ch10" chart:values-cell-range-address="Лист1.B9:Лист1.B11" chart:label-cell-address="Лист1.B8:Лист1.B8" chart:class="chart:bar">
            <chart:data-point chart:repeated="3"/>
          </chart:series>
          <chart:series chart:style-name="ch11" chart:values-cell-range-address="Лист1.C9:Лист1.C11" chart:label-cell-address="Лист1.C8:Лист1.C8" chart:class="chart:bar">
            <chart:data-point chart:repeated="3"/>
          </chart:series>
          <chart:series chart:style-name="ch12" chart:values-cell-range-address="Лист1.D9:Лист1.D11" chart:label-cell-address="Лист1.D8:Лист1.D8" chart:class="chart:bar">
            <chart:data-point chart:repeated="3"/>
          </chart:series>
          <chart:series chart:style-name="ch13" chart:values-cell-range-address="Лист1.E9:Лист1.E11" chart:label-cell-address="Лист1.E8:Лист1.E8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Лист1.B8:Лист1.B8</svg:desc>
                </draw:g>
              </table:table-cell>
              <table:table-cell office:value-type="string">
                <text:p>f1_score</text:p>
                <draw:g>
                  <svg:desc>Лист1.C8:Лист1.C8</svg:desc>
                </draw:g>
              </table:table-cell>
              <table:table-cell office:value-type="string">
                <text:p>precision</text:p>
                <draw:g>
                  <svg:desc>Лист1.D8:Лист1.D8</svg:desc>
                </draw:g>
              </table:table-cell>
              <table:table-cell office:value-type="string">
                <text:p>recall</text:p>
                <draw:g>
                  <svg:desc>Лист1.E8:Лист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ForestClassifier</text:p>
                <draw:g>
                  <svg:desc>Лист1.A9:Лист1.A11</svg:desc>
                </draw:g>
              </table:table-cell>
              <table:table-cell office:value-type="float" office:value="0.866613756613757">
                <text:p>0.866613756613757</text:p>
                <draw:g>
                  <svg:desc>Лист1.B9:Лист1.B11</svg:desc>
                </draw:g>
              </table:table-cell>
              <table:table-cell office:value-type="float" office:value="0.861052406147644">
                <text:p>0.861052406147644</text:p>
                <draw:g>
                  <svg:desc>Лист1.C9:Лист1.C11</svg:desc>
                </draw:g>
              </table:table-cell>
              <table:table-cell office:value-type="float" office:value="0.882124779541446">
                <text:p>0.882124779541446</text:p>
                <draw:g>
                  <svg:desc>Лист1.D9:Лист1.D11</svg:desc>
                </draw:g>
              </table:table-cell>
              <table:table-cell office:value-type="float" office:value="0.866613756613757">
                <text:p>0.866613756613757</text:p>
                <draw:g>
                  <svg:desc>Лист1.E9:Лист1.E11</svg:desc>
                </draw:g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0.194325396825397">
                <text:p>0.194325396825397</text:p>
              </table:table-cell>
              <table:table-cell office:value-type="float" office:value="0.15706649580713">
                <text:p>0.15706649580713</text:p>
              </table:table-cell>
              <table:table-cell office:value-type="float" office:value="0.155658425137722">
                <text:p>0.155658425137722</text:p>
              </table:table-cell>
              <table:table-cell office:value-type="float" office:value="0.194325396825397">
                <text:p>0.194325396825397</text:p>
              </table:table-cell>
            </table:table-row>
            <table:table-row>
              <table:table-cell office:value-type="string">
                <text:p>ExtraTrees</text:p>
              </table:table-cell>
              <table:table-cell office:value-type="float" office:value="0.880899470899471">
                <text:p>0.880899470899471</text:p>
              </table:table-cell>
              <table:table-cell office:value-type="float" office:value="0.877373607579957">
                <text:p>0.877373607579957</text:p>
              </table:table-cell>
              <table:table-cell office:value-type="float" office:value="0.897195987654321">
                <text:p>0.897195987654321</text:p>
              </table:table-cell>
              <table:table-cell office:value-type="float" office:value="0.880899470899471">
                <text:p>0.880899470899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69cm" svg:y="0.316cm" chart:style-name="ch2">
          <text:p>Результаты классификации для набора данных Students</text:p>
        </chart:title>
        <chart:legend chart:legend-position="end" svg:x="13.843cm" svg:y="3.454cm" style:legend-expansion="high" chart:style-name="ch3"/>
        <chart:plot-area chart:style-name="ch4" table:cell-range-address="Лист1.A2:Лист1.E5" chart:data-source-has-labels="both" svg:x="1.331cm" svg:y="1.275cm" svg:width="12.192cm" svg:height="6.564cm">
          <chartooo:coordinate-region svg:x="5.26cm" svg:y="1.275cm" svg:width="8.169cm" svg:height="5.917cm"/>
          <chart:axis chart:dimension="x" chart:name="primary-x" chart:style-name="ch5" chartooo:axis-type="auto">
            <chartooo:date-scale/>
            <chart:title svg:x="0.451cm" svg:y="5.765cm" chart:style-name="ch6">
              <text:p>Классификатор</text:p>
            </chart:title>
            <chart:categories table:cell-range-address="Лист1.A3:Лист1.A5"/>
          </chart:axis>
          <chart:axis chart:dimension="y" chart:name="primary-y" chart:style-name="ch7">
            <chart:title svg:x="5.915cm" svg:y="8.019cm" chart:style-name="ch8">
              <text:p>Значение признака</text:p>
            </chart:title>
            <chart:grid chart:style-name="ch9" chart:class="major"/>
          </chart:axis>
          <chart:series chart:style-name="ch10" chart:values-cell-range-address="Лист1.B3:Лист1.B5" chart:label-cell-address="Лист1.B2:Лист1.B2" chart:class="chart:bar">
            <chart:data-point chart:repeated="3"/>
          </chart:series>
          <chart:series chart:style-name="ch11" chart:values-cell-range-address="Лист1.C3:Лист1.C5" chart:label-cell-address="Лист1.C2:Лист1.C2" chart:class="chart:bar">
            <chart:data-point chart:repeated="3"/>
          </chart:series>
          <chart:series chart:style-name="ch12" chart:values-cell-range-address="Лист1.D3:Лист1.D5" chart:label-cell-address="Лист1.D2:Лист1.D2" chart:class="chart:bar">
            <chart:data-point chart:repeated="3"/>
          </chart:series>
          <chart:series chart:style-name="ch13" chart:values-cell-range-address="Лист1.E3:Лист1.E5" chart:label-cell-address="Лист1.E2:Лист1.E2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Лист1.B2:Лист1.B2</svg:desc>
                </draw:g>
              </table:table-cell>
              <table:table-cell office:value-type="string">
                <text:p>f1_score</text:p>
                <draw:g>
                  <svg:desc>Лист1.C2:Лист1.C2</svg:desc>
                </draw:g>
              </table:table-cell>
              <table:table-cell office:value-type="string">
                <text:p>precision</text:p>
                <draw:g>
                  <svg:desc>Лист1.D2:Лист1.D2</svg:desc>
                </draw:g>
              </table:table-cell>
              <table:table-cell office:value-type="string">
                <text:p>recall</text:p>
                <draw:g>
                  <svg:desc>Лист1.E2:Лист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ForestClassifier</text:p>
                <draw:g>
                  <svg:desc>Лист1.A3:Лист1.A5</svg:desc>
                </draw:g>
              </table:table-cell>
              <table:table-cell office:value-type="float" office:value="0.8955">
                <text:p>0.8955</text:p>
                <draw:g>
                  <svg:desc>Лист1.B3:Лист1.B5</svg:desc>
                </draw:g>
              </table:table-cell>
              <table:table-cell office:value-type="float" office:value="0.895309523809524">
                <text:p>0.895309523809524</text:p>
                <draw:g>
                  <svg:desc>Лист1.C3:Лист1.C5</svg:desc>
                </draw:g>
              </table:table-cell>
              <table:table-cell office:value-type="float" office:value="0.924166666666667">
                <text:p>0.924166666666667</text:p>
                <draw:g>
                  <svg:desc>Лист1.D3:Лист1.D5</svg:desc>
                </draw:g>
              </table:table-cell>
              <table:table-cell office:value-type="float" office:value="0.8955">
                <text:p>0.8955</text:p>
                <draw:g>
                  <svg:desc>Лист1.E3:Лист1.E5</svg:desc>
                </draw:g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0.7045">
                <text:p>0.7045</text:p>
              </table:table-cell>
              <table:table-cell office:value-type="float" office:value="0.695307142857143">
                <text:p>0.695307142857143</text:p>
              </table:table-cell>
              <table:table-cell office:value-type="float" office:value="0.742308333333333">
                <text:p>0.742308333333333</text:p>
              </table:table-cell>
              <table:table-cell office:value-type="float" office:value="0.7045">
                <text:p>0.7045</text:p>
              </table:table-cell>
            </table:table-row>
            <table:table-row>
              <table:table-cell office:value-type="string">
                <text:p>ExtraTrees</text:p>
              </table:table-cell>
              <table:table-cell office:value-type="float" office:value="0.9185">
                <text:p>0.9185</text:p>
              </table:table-cell>
              <table:table-cell office:value-type="float" office:value="0.921078571428571">
                <text:p>0.921078571428571</text:p>
              </table:table-cell>
              <table:table-cell office:value-type="float" office:value="0.951458333333333">
                <text:p>0.951458333333333</text:p>
              </table:table-cell>
              <table:table-cell office:value-type="float" office:value="0.9185">
                <text:p>0.9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55cm" svg:y="0.316cm" chart:style-name="ch2">
          <text:p>Результаты классификации для набора данных GitHub</text:p>
        </chart:title>
        <chart:legend chart:legend-position="end" svg:x="13.843cm" svg:y="3.454cm" style:legend-expansion="high" chart:style-name="ch3"/>
        <chart:plot-area chart:style-name="ch4" table:cell-range-address="Лист1.A14:Лист1.E17" chart:data-source-has-labels="both" svg:x="1.331cm" svg:y="1.275cm" svg:width="12.192cm" svg:height="6.564cm">
          <chartooo:coordinate-region svg:x="5.26cm" svg:y="1.275cm" svg:width="8.023cm" svg:height="5.917cm"/>
          <chart:axis chart:dimension="x" chart:name="primary-x" chart:style-name="ch5" chartooo:axis-type="auto">
            <chartooo:date-scale/>
            <chart:title svg:x="0.451cm" svg:y="5.765cm" chart:style-name="ch6">
              <text:p>Классификатор</text:p>
            </chart:title>
            <chart:categories table:cell-range-address="Лист1.A15:Лист1.A17"/>
          </chart:axis>
          <chart:axis chart:dimension="y" chart:name="primary-y" chart:style-name="ch7">
            <chart:title svg:x="5.915cm" svg:y="8.019cm" chart:style-name="ch8">
              <text:p>Значение признака</text:p>
            </chart:title>
            <chart:grid chart:style-name="ch9" chart:class="major"/>
          </chart:axis>
          <chart:series chart:style-name="ch10" chart:values-cell-range-address="Лист1.B15:Лист1.B17" chart:label-cell-address="Лист1.B14:Лист1.B14" chart:class="chart:bar">
            <chart:data-point chart:repeated="3"/>
          </chart:series>
          <chart:series chart:style-name="ch11" chart:values-cell-range-address="Лист1.C15:Лист1.C17" chart:label-cell-address="Лист1.C14:Лист1.C14" chart:class="chart:bar">
            <chart:data-point chart:repeated="3"/>
          </chart:series>
          <chart:series chart:style-name="ch12" chart:values-cell-range-address="Лист1.D15:Лист1.D17" chart:label-cell-address="Лист1.D14:Лист1.D14" chart:class="chart:bar">
            <chart:data-point chart:repeated="3"/>
          </chart:series>
          <chart:series chart:style-name="ch13" chart:values-cell-range-address="Лист1.E15:Лист1.E17" chart:label-cell-address="Лист1.E14:Лист1.E1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Лист1.B14:Лист1.B14</svg:desc>
                </draw:g>
              </table:table-cell>
              <table:table-cell office:value-type="string">
                <text:p>f1_score</text:p>
                <draw:g>
                  <svg:desc>Лист1.C14:Лист1.C14</svg:desc>
                </draw:g>
              </table:table-cell>
              <table:table-cell office:value-type="string">
                <text:p>precision</text:p>
                <draw:g>
                  <svg:desc>Лист1.D14:Лист1.D14</svg:desc>
                </draw:g>
              </table:table-cell>
              <table:table-cell office:value-type="string">
                <text:p>recall</text:p>
                <draw:g>
                  <svg:desc>Лист1.E14:Лист1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ForestClassifier</text:p>
                <draw:g>
                  <svg:desc>Лист1.A15:Лист1.A17</svg:desc>
                </draw:g>
              </table:table-cell>
              <table:table-cell office:value-type="float" office:value="0.699183265470819">
                <text:p>0.699183265470819</text:p>
                <draw:g>
                  <svg:desc>Лист1.B15:Лист1.B17</svg:desc>
                </draw:g>
              </table:table-cell>
              <table:table-cell office:value-type="float" office:value="0.688193640106725">
                <text:p>0.688193640106725</text:p>
                <draw:g>
                  <svg:desc>Лист1.C15:Лист1.C17</svg:desc>
                </draw:g>
              </table:table-cell>
              <table:table-cell office:value-type="float" office:value="0.710929531960542">
                <text:p>0.710929531960542</text:p>
                <draw:g>
                  <svg:desc>Лист1.D15:Лист1.D17</svg:desc>
                </draw:g>
              </table:table-cell>
              <table:table-cell office:value-type="float" office:value="0.699183265470819">
                <text:p>0.699183265470819</text:p>
                <draw:g>
                  <svg:desc>Лист1.E15:Лист1.E17</svg:desc>
                </draw:g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0.164401342577308">
                <text:p>0.164401342577308</text:p>
              </table:table-cell>
              <table:table-cell office:value-type="float" office:value="0.092231391024602">
                <text:p>0.092231391024602</text:p>
              </table:table-cell>
              <table:table-cell office:value-type="float" office:value="0.110385237259035">
                <text:p>0.110385237259035</text:p>
              </table:table-cell>
              <table:table-cell office:value-type="float" office:value="0.164401342577308">
                <text:p>0.164401342577308</text:p>
              </table:table-cell>
            </table:table-row>
            <table:table-row>
              <table:table-cell office:value-type="string">
                <text:p>ExtraTrees</text:p>
              </table:table-cell>
              <table:table-cell office:value-type="float" office:value="0.709944976339826">
                <text:p>0.709944976339826</text:p>
              </table:table-cell>
              <table:table-cell office:value-type="float" office:value="0.700397750538346">
                <text:p>0.700397750538346</text:p>
              </table:table-cell>
              <table:table-cell office:value-type="float" office:value="0.721944729117734">
                <text:p>0.721944729117734</text:p>
              </table:table-cell>
              <table:table-cell office:value-type="float" office:value="0.709944976339826">
                <text:p>0.7099449763398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